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Myriad Pro" svg:font-family="'Myriad Pro'" style:font-family-generic="swiss" style:font-pitch="variable"/>
    <style:font-face style:name="Myriad Pro Light" svg:font-family="'Myriad Pro Light'" style:font-family-generic="swiss" style:font-pitch="variable"/>
    <style:font-face style:name="Segoe UI Symbol" svg:font-family="'Segoe UI Symb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Heading_20_1">
      <style:paragraph-properties fo:text-align="center" style:justify-single-word="false"/>
      <style:text-properties style:text-underline-style="solid" style:text-underline-width="auto" style:text-underline-color="font-color"/>
    </style:style>
    <style:style style:name="P3" style:family="paragraph" style:parent-style-name="Text_20_body_20_indent">
      <style:text-properties style:font-name="Segoe UI Symbol"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tributos de calidad</text:h>
      <text:p text:style-name="Heading">Escalabilidad</text:p>
      <text:p text:style-name="Text_20_body">Es una medida que representa la habilidad de un sistema de poder manejar los aumentos de recursos sin que esto impacte negativamente en el desempeño del sistema.</text:p>
      <text:p text:style-name="Text_20_body">Podría medirse como:</text:p>
      <text:p text:style-name="P3">escalabilidad = diferencia de desempeño / cantidad de recursos agregados</text:p>
      <text:p text:style-name="Text_20_body">Existen dos maneras de mejorar la escalabilidad, escalando verticalmente o escalando horizontalmente. La primera consiste en aumentar la potencia de los recursos (CPU, memoria, HDD, etc) de un único sistema existente, mientras que la segunda consiste en agregar más recursos (computadoras) para levantar la aplicación y compartir la carga.</text:p>
      <text:p text:style-name="Text_20_body">Consecuencias relacionadas con una baja escalabilidad podrían ser: </text:p>
      <text:list xml:id="list2406471117981888486" text:style-name="L1">
        <text:list-item>
          <text:p text:style-name="P1">La aplicación no puede manejar el aumento de recursos.</text:p>
        </text:list-item>
        <text:list-item>
          <text:p text:style-name="P1">Los usuarios incurren en largos tiempos de respuesta y de procesamiento de información.</text:p>
        </text:list-item>
        <text:list-item>
          <text:p text:style-name="P1">El sistema no puede encolar el aumento de trabajo y lo procesa durante períodos de carga reduci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Myriad Pro" svg:font-family="'Myriad Pro'" style:font-family-generic="swiss" style:font-pitch="variable"/>
    <style:font-face style:name="Myriad Pro Light" svg:font-family="'Myriad Pro Light'" style:font-family-generic="swiss" style:font-pitch="variable"/>
    <style:font-face style:name="Segoe UI Symbol" svg:font-family="'Segoe UI Symb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Merlo</meta:initial-creator>
    <meta:creation-date>2012-11-10T18:57:44.82</meta:creation-date>
    <meta:document-statistic meta:table-count="0" meta:image-count="0" meta:object-count="0" meta:page-count="1" meta:paragraph-count="10" meta:word-count="143" meta:character-count="934"/>
    <dc:date>2012-11-10T19:35:37.45</dc:date>
    <dc:creator>Alejandro Merlo</dc:creator>
    <meta:editing-duration>PT7M21S</meta:editing-duration>
    <meta:editing-cycles>1</meta:editing-cycles>
    <meta:generator>OpenOffice.org/3.4$Win32 OpenOffice.org_project/340m1$Build-9590</meta:generator>
  </office:meta>
</office:document-meta>
</file>